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017" officeooo:paragraph-rsid="001cb017"/>
    </style:style>
    <style:style style:name="P2" style:family="paragraph" style:parent-style-name="Standard">
      <style:text-properties officeooo:rsid="001eeccd" officeooo:paragraph-rsid="001eeccd"/>
    </style:style>
    <style:style style:name="T1" style:family="text">
      <style:text-properties officeooo:rsid="001d3fcb"/>
    </style:style>
    <style:style style:name="T2" style:family="text">
      <style:text-properties officeooo:rsid="001eeccd"/>
    </style:style>
    <style:style style:name="T3" style:family="text">
      <style:text-properties officeooo:rsid="001ef6bf"/>
    </style:style>
    <style:style style:name="T4" style:family="text">
      <style:text-properties officeooo:rsid="001f2953"/>
    </style:style>
    <style:style style:name="T5" style:family="text">
      <style:text-properties officeooo:rsid="00204968"/>
    </style:style>
    <style:style style:name="T6" style:family="text">
      <style:text-properties officeooo:rsid="00212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eter Sensitivity <text:span text:style-name="T1">(one cell type, no drug)</text:span></text:p>
      <text:p text:style-name="P1"/>
      <text:p text:style-name="P1">- <text:span text:style-name="T2">Density (compare to no boundary)</text:span></text:p>
      <text:p text:style-name="P1">- <text:span text:style-name="T2">Cycle Length (no boundary)</text:span></text:p>
      <text:p text:style-name="P1">- <text:span text:style-name="T2">Density (effects on growth rate – no boundary)?</text:span></text:p>
      <text:p text:style-name="P1">- <text:span text:style-name="T2">Cycle Length (no boundary)</text:span></text:p>
      <text:p text:style-name="P1"/>
      <text:p text:style-name="P2">- <text:span text:style-name="T5">(start) </text:span>supplemental table of all parameters <text:span text:style-name="T3">and effects (redundant parameters)</text:span></text:p>
      <text:p text:style-name="P2">- <text:span text:style-name="T6">supplemental figures about parameter effect</text:span></text:p>
      <text:p text:style-name="P2">- <text:span text:style-name="T4">supplemental movie of cell growth interesting case</text:span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06:22.865153696</meta:creation-date>
    <dc:date>2017-01-04T11:24:01.461558308</dc:date>
    <meta:editing-duration>PT17M37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56" meta:character-count="363" meta:non-whitespace-character-count="314"/>
  </office:meta>
</office:document-meta>
</file>